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8000001469DB7C2C95A686AA1.png" manifest:media-type="image/png"/>
  <manifest:file-entry manifest:full-path="Pictures/100014180000085F00000EAED19C29FB334D6A04.svg" manifest:media-type="image/svg+xml"/>
  <manifest:file-entry manifest:full-path="Pictures/1000000100000098000001324F91C9F27068A8B9.png" manifest:media-type="image/png"/>
  <manifest:file-entry manifest:full-path="Pictures/10006A3100000BB70000178AB6095D08808B5404.svg" manifest:media-type="image/svg+xml"/>
  <manifest:file-entry manifest:full-path="Pictures/100000010000006D000000BFFE9F6C89217AD275.png" manifest:media-type="image/png"/>
  <manifest:file-entry manifest:full-path="Pictures/100060DE00009EC000006FBBEF1875D23EB65124.wmf" manifest:media-type="image/x-wmf"/>
  <manifest:file-entry manifest:full-path="Pictures/100000010000034B000002515D68B53B8F0D482A.png" manifest:media-type="image/png"/>
  <manifest:file-entry manifest:full-path="Pictures/1000000100000216000003A9045FD35B4FB47452.png" manifest:media-type="image/png"/>
  <manifest:file-entry manifest:full-path="Pictures/100002BE00005A7800009EC0C1222EBAE140C277.wmf" manifest:media-type="image/x-wmf"/>
  <manifest:file-entry manifest:full-path="Pictures/1000000100000442000001CB75FA4663B571DF73.png" manifest:media-type="image/png"/>
  <manifest:file-entry manifest:full-path="Pictures/10000001000000F0000000D49F1AB6BAAA6FA901.png" manifest:media-type="image/png"/>
  <manifest:file-entry manifest:full-path="Pictures/10003DE600009EC0000042E019DBE2CC145B73AA.wmf" manifest:media-type="image/x-wmf"/>
  <manifest:file-entry manifest:full-path="Pictures/1000500700000BB70000190D026C75781E20D90E.svg" manifest:media-type="image/svg+xml"/>
  <manifest:file-entry manifest:full-path="Pictures/100000010000041A000002BE588C1848EDFBC07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4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svg:stroke-color="#000000" svg:stroke-opacity="100%" draw:opacity="0%" draw:textarea-horizontal-align="justify" draw:textarea-vertical-align="middle" draw:auto-grow-height="false" fo:min-height="12.12cm" fo:min-width="18.02cm"/>
    </style:style>
    <style:style style:name="gr6" style:family="graphic" style:parent-style-name="standard">
      <style:graphic-properties svg:stroke-width="0.053cm" svg:stroke-color="#0066b3" draw:marker-start-width="0.279cm" draw:marker-end-width="0.279cm" draw:fill-color="#ffec00" draw:textarea-horizontal-align="justify" draw:textarea-vertical-align="middle" draw:auto-grow-height="false" fo:min-height="1.006cm" fo:min-width="3.559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" draw:marker-end-width="0.538cm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color="#000000" draw:fill-color="#f58220" draw:textarea-horizontal-align="justify" draw:textarea-vertical-align="middle" draw:auto-grow-height="false" fo:min-height="1.188cm" fo:min-width="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0" style:family="graphic" style:parent-style-name="standard">
      <style:graphic-properties draw:stroke="dash" draw:stroke-dash="Ultrafine_20_Dotted_20__28_var_29_" svg:stroke-width="0.159cm" svg:stroke-color="#f58220" draw:marker-start="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000000" loext:opacity="100%" style:font-name="Arial" fo:font-size="22pt" style:font-size-asian="22pt" style:font-size-complex="22pt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fo:text-align="start" style:writing-mode="lr-tb"/>
      <style:text-properties fo:color="#0066b3" loext:opacity="100%" style:font-name="Arial" fo:font-size="28pt"/>
    </style:style>
    <style:style style:name="P6" style:family="paragraph">
      <loext:graphic-properties draw:fill-color="#ffec00"/>
      <style:paragraph-properties fo:text-align="start" style:writing-mode="lr-tb"/>
      <style:text-properties fo:color="#0066b3" loext:opacity="100%" style:font-name="Arial" fo:font-size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color="#ffffff" loext:opacity="100%" style:font-name="Arial" fo:font-size="11pt"/>
    </style:style>
    <style:style style:name="P9" style:family="paragraph">
      <loext:graphic-properties draw:fill-color="#f58220"/>
      <style:paragraph-properties fo:text-align="center" style:writing-mode="lr-tb"/>
      <style:text-properties fo:color="#ffffff" loext:opacity="100%" style:font-name="Arial" fo:font-size="11pt"/>
    </style:style>
    <style:style style:name="T1" style:family="text">
      <style:text-properties fo:color="#000000" loext:opacity="100%" style:font-name="Arial" fo:font-size="22pt" style:font-size-asian="22pt" style:font-size-complex="22pt"/>
    </style:style>
    <style:style style:name="T2" style:family="text">
      <style:text-properties fo:color="#0066b3" loext:opacity="100%" style:font-name="Arial" fo:font-size="28pt"/>
    </style:style>
    <style:style style:name="T3" style:family="text">
      <style:text-properties fo:color="#ffffff" loext:opacity="100%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2cm" svg:height="12.382cm" svg:x="5.698cm" svg:y="4.388cm">
          <draw:image xlink:href="Pictures/100000010000041A000002BE588C1848EDFBC076.png" xlink:type="simple" xlink:show="embed" xlink:actuate="onLoad" draw:mime-type="image/png">
            <text:p/>
          </draw:image>
        </draw:frame>
        <draw:frame draw:style-name="gr1" draw:text-style-name="P1" draw:layer="layout" svg:width="1.172cm" svg:height="0.491cm" draw:transform="skewX (-0.00610865238198016) rotate (0.463559449329694) translate (17.172cm 8.86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26) rotate (0.649786080517489) translate (14.118cm 10.64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21) rotate (0.507018147704353) translate (15.07cm 9.9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463559449329694) translate (16.129cm 9.36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13.176cm 11.37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-0.636347045277133) translate (12.019cm 13.3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5) translate (10.703cm 13.35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2.7091000649456) translate (10.648cm 12.169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41030967071) translate (11.601cm 11.47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41030967071) translate (13.032cm 10.38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41030967071) translate (13.98cm 9.64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60106418424715) translate (14.946cm 9.05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72323723188675) translate (15.967cm 8.57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8) rotate (-2.61345602193631) translate (17.027cm 7.93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75937552111) translate (19.108cm 6.50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75937552111) translate (21.093cm 5.071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2" draw:text-style-name="P1" draw:layer="layout" svg:x1="16.9cm" svg:y1="7.9cm" svg:x2="18.1cm" svg:y2="7.1cm">
          <text:p/>
        </draw:line>
        <draw:line draw:style-name="gr2" draw:text-style-name="P1" draw:layer="layout" svg:x1="19cm" svg:y1="6.5cm" svg:x2="20.1cm" svg:y2="5.7cm">
          <text:p/>
        </draw:line>
        <draw:line draw:style-name="gr2" draw:text-style-name="P1" draw:layer="layout" svg:x1="21cm" svg:y1="5cm" svg:x2="21.8cm" svg:y2="4.4cm">
          <text:p/>
        </draw:line>
        <draw:frame draw:style-name="gr3" draw:text-style-name="P3" draw:layer="layout" svg:width="5.7cm" svg:height="1.119cm" svg:x="14.3cm" svg:y="4.481cm">
          <draw:text-box>
            <text:p text:style-name="P2"><text:span text:style-name="T1">Mittlere Brücke</text:span></text:p>
          </draw:text-box>
        </draw:frame>
        <draw:frame draw:style-name="gr1" draw:text-style-name="P1" draw:layer="layout" svg:width="2.151cm" svg:height="1.9cm" svg:x="12.316cm" svg:y="6.504cm">
          <draw:image xlink:href="Pictures/10000001000000F0000000D49F1AB6BAAA6FA901.png" xlink:type="simple" xlink:show="embed" xlink:actuate="onLoad" draw:mime-type="image/png">
            <text:p/>
          </draw:image>
        </draw:frame>
        <draw:frame draw:style-name="gr1" draw:text-style-name="P1" draw:layer="layout" svg:width="1.172cm" svg:height="0.491cm" draw:transform="skewX (-0.00610865238198011) rotate (2.60333311227474) translate (13.485cm 12.929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3) rotate (2.93407300552767) translate (12.447cm 12.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path draw:style-name="gr4" draw:text-style-name="P1" draw:layer="layout" svg:width="6.328cm" svg:height="5.583cm" draw:transform="skewX (5.27047172745798E-017) rotate (0.624653339288771) translate (6.5cm 15.6cm)" svg:viewBox="0 0 6329 5584" svg:d="M0 0c7021 8 6447 1319 6206 5584">
          <text:p/>
        </draw:path>
        <draw:frame draw:style-name="gr1" draw:text-style-name="P1" draw:layer="layout" svg:width="0.37cm" svg:height="0.65cm" svg:x="17.878cm" svg:y="6.6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custom-shape draw:style-name="gr5" draw:text-style-name="P4" draw:layer="layout" svg:width="18.52cm" svg:height="12.37cm" svg:x="5.7cm" svg:y="4.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111cm" svg:height="1.308cm" svg:x="6.289cm" svg:y="5.1cm">
          <text:p text:style-name="P5"><text:span text:style-name="T2">Phase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53cm" svg:height="1.076cm" draw:transform="rotate (2.99254153546948) translate (11.242cm 10.5cm)">
          <draw:image xlink:href="Pictures/100060DE00009EC000006FBBEF1875D23EB65124.wmf" xlink:type="simple" xlink:show="embed" xlink:actuate="onLoad" draw:mime-type="image/x-wmf">
            <text:p/>
          </draw:image>
          <draw:image xlink:href="Pictures/100000010000034B000002515D68B53B8F0D482A.png" xlink:type="simple" xlink:show="embed" xlink:actuate="onLoad" draw:mime-type="image/png"/>
        </draw:frame>
        <draw:line draw:style-name="gr7" draw:text-style-name="P7" draw:layer="layout" svg:x1="10.64cm" svg:y1="10.4cm" svg:x2="13.54cm" svg:y2="12.3cm">
          <text:p/>
        </draw:line>
        <draw:custom-shape draw:style-name="gr8" draw:text-style-name="P9" draw:layer="layout" svg:width="2.5cm" svg:height="1.438cm" svg:x="7.41cm" svg:y="9.7cm">
          <text:p text:style-name="P8"><text:span text:style-name="T3">Fussgänger-</text:span></text:p>
          <text:p text:style-name="P8"><text:span text:style-name="T3">Übergänge</text:span></text:p>
          <text:p text:style-name="P8"><text:span text:style-name="T3">(Einbahn)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727cm" svg:height="1.987cm" svg:x="5.814cm" svg:y="10.881cm">
          <draw:text-box>
            <text:p text:style-name="P2"><text:span text:style-name="T1">Eisen-gasse</text:span></text:p>
          </draw:text-box>
        </draw:frame>
        <draw:line draw:style-name="gr10" draw:text-style-name="P7" draw:layer="layout" svg:x1="8.84cm" svg:y1="12cm" svg:x2="10.64cm" svg:y2="14.2cm">
          <text:p/>
        </draw:line>
        <draw:frame draw:style-name="gr1" draw:text-style-name="P1" draw:layer="layout" svg:width="1.172cm" svg:height="0.49cm" draw:transform="skewX (-0.00610865238198018) rotate (-2.61136162683392) translate (7.776cm 13.14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2" draw:text-style-name="P1" draw:layer="layout" svg:x1="6.261cm" svg:y1="16.541cm" svg:x2="8.061cm" svg:y2="15.141cm">
          <text:p/>
        </draw:line>
        <draw:frame draw:style-name="gr1" draw:text-style-name="P1" draw:layer="layout" svg:width="1.172cm" svg:height="0.491cm" draw:transform="skewX (-0.00610865238198016) rotate (0.623955207587973) translate (8.861cm 14.44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7.861cm 15.12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8) rotate (-2.87228835000707) translate (8.862cm 12.81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2" draw:text-style-name="P1" draw:layer="layout" svg:x1="5.761cm" svg:y1="14.141cm" svg:x2="6.661cm" svg:y2="13.441cm">
          <text:p/>
        </draw:line>
        <draw:frame draw:style-name="gr1" draw:text-style-name="P1" draw:layer="layout" svg:width="0.71cm" svg:height="1.44cm" svg:x="10.5cm" svg:y="13.06cm">
          <draw:image xlink:href="Pictures/10006A3100000BB70000178AB6095D08808B5404.svg" xlink:type="simple" xlink:show="embed" xlink:actuate="onLoad" draw:mime-type="image/svg+xml">
            <text:p/>
          </draw:image>
          <draw:image xlink:href="Pictures/1000000100000098000001324F91C9F27068A8B9.png" xlink:type="simple" xlink:show="embed" xlink:actuate="onLoad" draw:mime-type="image/png"/>
        </draw:frame>
        <draw:frame draw:style-name="gr1" draw:text-style-name="P1" draw:layer="layout" svg:width="0.71cm" svg:height="1.44cm" svg:x="11.99cm" svg:y="13.36cm">
          <draw:image xlink:href="Pictures/10006A3100000BB70000178AB6095D08808B5404.svg" xlink:type="simple" xlink:show="embed" xlink:actuate="onLoad" draw:mime-type="image/svg+xml">
            <text:p/>
          </draw:image>
          <draw:image xlink:href="Pictures/1000000100000098000001324F91C9F27068A8B9.png" xlink:type="simple" xlink:show="embed" xlink:actuate="onLoad" draw:mime-type="image/png"/>
        </draw:frame>
        <draw:line draw:style-name="gr11" draw:text-style-name="P7" draw:layer="layout" svg:x1="14.2cm" svg:y1="14cm" svg:x2="16cm" svg:y2="16.6cm">
          <text:p/>
        </draw:line>
        <draw:frame draw:style-name="gr1" draw:text-style-name="P1" draw:layer="layout" svg:width="0.341cm" svg:height="0.6cm" svg:x="13.859cm" svg:y="13.9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4.259cm" svg:y="14.4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4.759cm" svg:y="15.1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5.2cm" svg:y="15.8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2" draw:text-style-name="P7" draw:layer="layout" svg:width="0.66cm" svg:height="1.4cm" svg:x="8.94cm" svg:y="7.9cm">
          <draw:image xlink:href="Pictures/1000500700000BB70000190D026C75781E20D90E.svg" xlink:type="simple" xlink:show="embed" xlink:actuate="onLoad" draw:mime-type="image/svg+xml">
            <text:p/>
          </draw:image>
          <draw:image xlink:href="Pictures/1000000100000098000001469DB7C2C95A686AA1.png" xlink:type="simple" xlink:show="embed" xlink:actuate="onLoad" draw:mime-type="image/png"/>
        </draw:frame>
        <draw:frame draw:style-name="gr1" draw:text-style-name="P1" draw:layer="layout" svg:width="0.71cm" svg:height="1.44cm" svg:x="8.1cm" svg:y="10.96cm">
          <draw:image xlink:href="Pictures/10006A3100000BB70000178AB6095D08808B5404.svg" xlink:type="simple" xlink:show="embed" xlink:actuate="onLoad" draw:mime-type="image/svg+xml">
            <text:p/>
          </draw:image>
          <draw:image xlink:href="Pictures/1000000100000098000001324F91C9F27068A8B9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2.28952291276616) translate (14.232cm 13.80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9-25T07:16:39.586246221</meta:creation-date>
    <dc:date>2022-08-19T16:33:01.637348573</dc:date>
    <meta:editing-duration>PT14H6M51S</meta:editing-duration>
    <meta:editing-cycles>19</meta:editing-cycles>
    <meta:generator>LibreOffice/7.3.4.2$MacOSX_X86_64 LibreOffice_project/728fec16bd5f605073805c3c9e7c4212a0120dc5</meta:generator>
    <meta:document-statistic meta:object-count="49"/>
  </office:meta>
</office:document-meta>
</file>